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WW8Num2"/>
    <style:style style:name="P5" style:family="paragraph" style:parent-style-name="Standard" style:list-style-name="WW8Num1"/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font-style="italic" style:font-style-asian="italic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5.63cm" fo:margin-right="0cm" fo:text-indent="0.614cm" style:auto-text-indent="false"/>
    </style:style>
    <style:style style:name="P10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грамма: </text:p>
      <text:p text:style-name="Standard">Электронная база соискателей с возможностью экспорта резюме из интернета, <text:span text:style-name="T1">Outlook</text:span>, <text:span text:style-name="T1">Word</text:span>; импорта в <text:span text:style-name="T1">Word</text:span>; сохранения.</text:p>
      <text:p text:style-name="Standard"/>
      <text:p text:style-name="P2"><text:span text:style-name="T2">а\Интерфейс:</text:span></text:p>
      <text:p text:style-name="Standard">со встроенным браузером, рассчитанным на 10 сайтов</text:p>
      <text:p text:style-name="Standard">- <text:span text:style-name="T1">superjob</text:span>.<text:span text:style-name="T1">ru</text:span></text:p>
      <text:p text:style-name="Standard">- <text:span text:style-name="T1">hh</text:span>.<text:span text:style-name="T1">ru</text:span></text:p>
      <text:p text:style-name="Standard">- <text:span text:style-name="T1">job</text:span>.<text:span text:style-name="T1">ru</text:span></text:p>
      <text:p text:style-name="P3">- zarplata.ru</text:p>
      <text:p text:style-name="P3">- rabota.mail.ru</text:p>
      <text:p text:style-name="Standard">- <text:span text:style-name="T1">joblist</text:span>.<text:span text:style-name="T1">ru</text:span></text:p>
      <text:p text:style-name="Standard">- <text:span text:style-name="T1">rabota</text:span>.<text:span text:style-name="T1">ru</text:span> – по аналогии с этим сайтом можно сделать поисковик по разделам и профессиям</text:p>
      <text:p text:style-name="Standard"/>
      <text:p text:style-name="P2"><text:span text:style-name="T2">б\Основные параметры поиска в базе</text:span></text:p>
      <text:p text:style-name="P1">Главные:</text:p>
      <text:p text:style-name="Standard">- по алфавиту (фамилия) - Иванов</text:p>
      <text:p text:style-name="Standard">- по должности (профессии) – бухгалтер (в названии и в тексте резюме)</text:p>
      <text:p text:style-name="P1">Расширенный поиск (фильтры):</text:p>
      <text:p text:style-name="Standard">- возраст</text:p>
      <text:p text:style-name="Standard">- пол</text:p>
      <text:p text:style-name="Standard">- образование</text:p>
      <text:p text:style-name="Standard">- место проживания (районы, ст.метро)</text:p>
      <text:p text:style-name="Standard">- должность</text:p>
      <text:p text:style-name="Standard">- зарплата</text:p>
      <text:p text:style-name="Standard">- специализация (проектировщик ПГС либо проектировщик ВК; бухгалтер участок или бухгалтер-кассир или главный бухгалтер)</text:p>
      <text:p text:style-name="Standard">- опыт работы</text:p>
      <text:p text:style-name="Standard">- проходил по вакансии (Название компании-заказчика и должности)</text:p>
      <text:p text:style-name="Standard"/>
      <text:p text:style-name="Standard"><text:span text:style-name="T2">Результат поиска</text:span>, в идеале!, оформить в виде таблицы (списка) с набором параметров (фамилия, возраст, место проживания, опыт-лет)</text:p>
      <text:p text:style-name="Standard"/>
      <text:p text:style-name="P2"><text:span text:style-name="T2">в\Анкетный лист соискателя должен содержать</text:span></text:p>
      <text:p text:style-name="Standard">- фамилию имя отчество</text:p>
      <text:p text:style-name="Standard">- контактные данные (с возможностью активировать электронный адрес из анкеты)</text:p>
      <text:p text:style-name="Standard">- значок рейтинга резюме (5 звездочек или как угодно)</text:p>
      <text:p text:style-name="Standard">- возраст</text:p>
      <text:p text:style-name="Standard">- пол</text:p>
      <text:p text:style-name="Standard">- образование</text:p>
      <text:p text:style-name="Standard">- место проживания (районы, ст.метро)</text:p>
      <text:p text:style-name="Standard">- должность</text:p>
      <text:p text:style-name="Standard">- зарплата</text:p>
      <text:p text:style-name="Standard">- специализация (проектировщик ПГС либо проектировщик ВК; бухгалтер участок или бухгалтер-кассир или главный бухгалтер)</text:p>
      <text:p text:style-name="Standard">- опыт работы</text:p>
      <text:p text:style-name="Standard">- проходил по вакансии (Название компании-заказчика и должности)</text:p>
      <text:p text:style-name="Standard">- дата работы с соискателем</text:p>
      <text:p text:style-name="Standard">- дата повторного звонка или контакта</text:p>
      <text:p text:style-name="Standard">- кто вносил данные о соискателе</text:p>
      <text:p text:style-name="Standard">- возможно, наличие пустого поля для дополнительных заметок (история взаимоотношений)</text:p>
      <text:p text:style-name="Standard"><text:span text:style-name="T2">ПЛЮС </text:span><text:s/>два прикрепленных файла – исходное резюме и готовое резюме</text:p>
      <text:p text:style-name="Standard"/>
      <text:p text:style-name="P2"><text:span text:style-name="T2">г\Работа с архивными резюме</text:span></text:p>
      <text:p text:style-name="Standard"/>
      <text:p text:style-name="Standard"><text:soft-page-break/>Хорошо бы, если спустя заданный отрезок времени (например, полгода-год) программа могла сообщать или запрашивать сведения о необходимости дальнейшего хранения резюме (в виде значка мигающего или как-то еще). Причем важно, чтобы пользователь сам мог задавать временной отрезок.</text:p>
      <text:p text:style-name="Standard"/>
      <text:p text:style-name="P2"><text:span text:style-name="T2">д\Первоначальная страница</text:span></text:p>
      <text:p text:style-name="Standard"/>
      <text:p text:style-name="Standard">Условно делится на (1)каталог профессий и (2)поисковик:</text:p>
      <text:p text:style-name="Standard"/>
      <text:list text:style-name="WW8Num2">
        <text:list-item>
          <text:p text:style-name="P4">Разделы (отрасли)</text:p>
        </text:list-item>
      </text:list>
      <text:p text:style-name="P6">- строительство</text:p>
      <text:p text:style-name="P6">- инжиниринг</text:p>
      <text:p text:style-name="P6">- производство</text:p>
      <text:p text:style-name="P6">- бухгалтерия</text:p>
      <text:p text:style-name="P6">- продажи</text:p>
      <text:p text:style-name="P6">- логистика\склад</text:p>
      <text:p text:style-name="P6">- временный персонал</text:p>
      <text:p text:style-name="P6">- студенты</text:p>
      <text:p text:style-name="P7">* с возможностью добавлять разделы</text:p>
      <text:p text:style-name="Standard">Открывая один из разделов, будет появляться каталог подразделов</text:p>
      <text:p text:style-name="Standard">(Бухгалтерия:</text:p>
      <text:p text:style-name="Standard">- Главный бухгалтер (торговля)</text:p>
      <text:p text:style-name="Standard">- Главный бухгалтер (производство)</text:p>
      <text:p text:style-name="Standard">- Главный бухгалтер (строительство)</text:p>
      <text:p text:style-name="Standard">- Заместитель главного бухгалтера</text:p>
      <text:p text:style-name="Standard">- Бухгалтер на первичку</text:p>
      <text:p text:style-name="Standard">- Бухгалтер-кассир</text:p>
      <text:p text:style-name="Standard">- Бухгалтер на материалы</text:p>
      <text:p text:style-name="Standard">И т.д</text:p>
      <text:p text:style-name="P7">* с возможностью добавлять подразделы</text:p>
      <text:p text:style-name="P6"/>
      <text:list text:style-name="WW8Num2" text:continue-numbering="true">
        <text:list-item>
          <text:p text:style-name="P4">в соответствии с пунктом б\</text:p>
        </text:list-item>
      </text:list>
      <text:p text:style-name="Standard"/>
      <text:p text:style-name="P8">е\ Контрольный лист</text:p>
      <text:p text:style-name="P6">Создать администратора с функциями допуска к работе и перечнем разрешенных действий (к примеру, Иванова все может, а менять пароли не может, запрашивать отчеты не может..). Каждый сотрудник входит в базу под своим паролем и фамилией, поэтому его активность можно отследить, запросив отчет: </text:p>
      <text:p text:style-name="P6">Иванова – 5 экспорт резюме (список, ссылки), 7 создала (***), 10 отправила (***)</text:p>
      <text:p text:style-name="P6">12 отредактировала (***),</text:p>
      <text:p text:style-name="P9"><text:span text:style-name="T2">ж\Дополнительно</text:span></text:p>
      <text:p text:style-name="Standard"/>
      <text:list text:style-name="WW8Num1">
        <text:list-item>
          <text:p text:style-name="P5">Возможность изменять резюме, дорабатывать</text:p>
        </text:list-item>
        <text:list-item>
          <text:p text:style-name="P5">Возможность распечатывать</text:p>
        </text:list-item>
        <text:list-item>
          <text:p text:style-name="P5">Возможность отправлять по электронной почте (через <text:span text:style-name="T1">Outlook</text:span>)</text:p>
        </text:list-item>
        <text:list-item>
          <text:p text:style-name="P5">Нужно создать собственный шаблон резюме (т.н. «Готовые резюме»), куда будут вноситься данные, который бы сразу распечатывался либо пересылался с логотипом <text:s/>либо без него (по аналогии с платежным поручением в Банке-клиенте). Логотип можно будет менять.</text:p>
        </text:list-item>
      </text:list>
      <text:p text:style-name="P6"/>
      <text:p text:style-name="P6"><text:span text:style-name="T3">Самое главное:</text:span> возможность работать одновременно с базой\в базе для 10 челове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Verdan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ограмма: </dc:title>
    <meta:initial-creator>FuckYouBill</meta:initial-creator>
    <meta:creation-date>2008-09-15T18:49:00</meta:creation-date>
    <dc:creator>Eugene Pivnev</dc:creator>
    <dc:date>2008-09-22T20:33:15</dc:date>
    <meta:printed-by>Eugene Pivnev</meta:printed-by>
    <meta:print-date>2008-09-22T20:26:53</meta:print-date>
    <meta:editing-cycles>3</meta:editing-cycles>
    <meta:editing-duration>PT59M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2" meta:paragraph-count="80" meta:word-count="440" meta:character-count="3418"/>
  </office:meta>
</office:document-meta>
</file>